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92665A511E84301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36cm, 0cm, 78.41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042cm" svg:height="7.1cm" svg:x="0.857cm" svg:y="0.6cm">
          <draw:image xlink:href="Pictures/1000000000000BD000000FC092665A511E84301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7:56:01.521765324</dc:date>
    <meta:editing-duration>PT2M2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